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382in"/>
    </style:style>
    <style:style style:name="co4" style:family="table-column">
      <style:table-column-properties fo:break-before="auto" style:column-width="5.7819in"/>
    </style:style>
    <style:style style:name="co5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120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INFINEON BCX70H bipolární tranzistor </text:p>
          </table:table-cell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YAGEO R1206 5k1 0,25W 1% SMD rezistor </text:p>
          </table:table-cell>
          <table:table-cell office:value-type="string" calcext:value-type="string">
            <text:p>https://www.gme.cz/v/1490031/yageo-r1206-5k1-025w-1-smd-rezis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20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NEXPERIA (NXP) PCF8583T/5 hodiny reálného času </text:p>
          </table:table-cell>
          <table:table-cell office:value-type="string" calcext:value-type="string">
            <text:p>https://www.gme.cz/v/1493361/nexperianxp-pcf8583t-5-hodiny-realneho-ca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STMicroelectronic LF50CDT-TR linearní stabilizátor napětí </text:p>
          </table:table-cell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CONNFLY DS1092-09 BNP RM20,5 držák baterie řady CR20 </text:p>
          </table:table-cell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PANASONIC CR2032/BN knoflíková baterie </text:p>
          </table:table-cell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/>SIBA FSF 5x20 1A 250V pojistka trubičková </text:p>
          </table:table-cell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STELVIO KONTEK PTF75 pojistkové pouzdro do DPS </text:p>
          </table:table-cell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09-10T22:56:07.274061383</dc:date>
    <meta:editing-duration>P1DT7H3M49S</meta:editing-duration>
    <meta:editing-cycles>3</meta:editing-cycles>
    <meta:document-statistic meta:table-count="2" meta:cell-count="52" meta:object-count="0"/>
  </office:meta>
</office:document-meta>
</file>